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57mm"/>
    </style:style>
    <style:style style:name="co2" style:family="table-column">
      <style:table-column-properties fo:break-before="auto" style:column-width="33.28mm"/>
    </style:style>
    <style:style style:name="co3" style:family="table-column">
      <style:table-column-properties fo:break-before="auto" style:column-width="25.81mm"/>
    </style:style>
    <style:style style:name="co4" style:family="table-column">
      <style:table-column-properties fo:break-before="auto" style:column-width="19.42mm"/>
    </style:style>
    <style:style style:name="co5" style:family="table-column">
      <style:table-column-properties fo:break-before="auto" style:column-width="38.01mm"/>
    </style:style>
    <style:style style:name="co6" style:family="table-column">
      <style:table-column-properties fo:break-before="auto" style:column-width="35.51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44.11mm"/>
    </style:style>
    <style:style style:name="co10" style:family="table-column">
      <style:table-column-properties fo:break-before="auto" style:column-width="30.23mm"/>
    </style:style>
    <style:style style:name="co11" style:family="table-column">
      <style:table-column-properties fo:break-before="auto" style:column-width="26.35mm"/>
    </style:style>
    <style:style style:name="ro1" style:family="table-row">
      <style:table-row-properties style:row-height="6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00ff00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100">
      <style:table-cell-properties fo:border="0.06pt solid #000000"/>
    </style:style>
  </office:automatic-styles>
  <office:body>
    <office:spreadsheet>
      <table:table table:name="Etudiant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5"/>
        <table:table-column table:style-name="co6" table:default-cell-style-name="ce4"/>
        <table:table-column table:style-name="co7" table:default-cell-style-name="Default"/>
        <table:table-row table:style-name="ro1">
          <table:table-cell table:style-name="ce3" office:value-type="string" calcext:value-type="string">
            <text:p>NumEtu</text:p>
          </table:table-cell>
          <table:table-cell table:style-name="ce3" office:value-type="string" calcext:value-type="string">
            <text:p>PrenomEtu</text:p>
          </table:table-cell>
          <table:table-cell table:style-name="ce3" office:value-type="string" calcext:value-type="string">
            <text:p>NomEtu</text:p>
          </table:table-cell>
          <table:table-cell table:style-name="ce3" office:value-type="string" calcext:value-type="string">
            <text:p>Moy</text:p>
          </table:table-cell>
          <table:table-cell table:style-name="ce3" office:value-type="string" calcext:value-type="string">
            <text:p>DateNaissance</text:p>
          </table:table-cell>
          <table:table-cell table:style-name="ce3" office:value-type="string" calcext:value-type="string">
            <text:p>TailleLycee</text:p>
          </table:table-cell>
          <table:table-cell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Pla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/10/2000</text:p>
          </table:table-cell>
          <table:table-cell office:value-type="float" office:value="1000" calcext:value-type="float">
            <text:p>1000</text:p>
          </table:table-cell>
          <table:table-cell table:formula="of:=&quot;INSERT INTO Etudiant VALUES (&quot;&amp;[.A2]&amp;&quot;, '&quot;&amp;[.B2]&amp;&quot;', '&quot;&amp;[.C2]&amp;&quot;', &quot;&amp;[.D2]&amp;&quot;, '&quot;&amp;[.E2]&amp;&quot;', &quot;&amp;[.F2]&amp;&quot;);&quot;" office:value-type="string" office:string-value="INSERT INTO Etudiant VALUES (123, 'Bob', 'Plat', 10, '10/10/2000', 1000);" calcext:value-type="string">
            <text:p>INSERT INTO Etudiant VALUES (123, 'Bob', 'Plat', 10, '10/10/2000', 1000);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/11/2000</text:p>
          </table:table-cell>
          <table:table-cell office:value-type="float" office:value="500" calcext:value-type="float">
            <text:p>500</text:p>
          </table:table-cell>
          <table:table-cell table:formula="of:=&quot;INSERT INTO Etudiant VALUES (&quot;&amp;[.A3]&amp;&quot;, '&quot;&amp;[.B3]&amp;&quot;', '&quot;&amp;[.C3]&amp;&quot;', &quot;&amp;[.D3]&amp;&quot;, '&quot;&amp;[.E3]&amp;&quot;', &quot;&amp;[.F3]&amp;&quot;);&quot;" office:value-type="string" office:string-value="INSERT INTO Etudiant VALUES (234, 'Peter', 'Pan', 2, '10/11/2000', 500);" calcext:value-type="string">
            <text:p>INSERT INTO Etudiant VALUES (234, 'Peter', 'Pan', 2, '10/11/2000', 500);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Miche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9/05/1830</text:p>
          </table:table-cell>
          <table:table-cell office:value-type="float" office:value="100" calcext:value-type="float">
            <text:p>100</text:p>
          </table:table-cell>
          <table:table-cell table:formula="of:=&quot;INSERT INTO Etudiant VALUES (&quot;&amp;[.A4]&amp;&quot;, '&quot;&amp;[.B4]&amp;&quot;', '&quot;&amp;[.C4]&amp;&quot;', &quot;&amp;[.D4]&amp;&quot;, '&quot;&amp;[.E4]&amp;&quot;', &quot;&amp;[.F4]&amp;&quot;);&quot;" office:value-type="string" office:string-value="INSERT INTO Etudiant VALUES (345, 'Louise', 'Michele', 20, '29/05/1830', 100);" calcext:value-type="string">
            <text:p>INSERT INTO Etudiant VALUES (345, 'Louise', 'Michele', 20, '29/05/1830', 100);</text:p>
          </table:table-cell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Arvo</text:p>
          </table:table-cell>
          <table:table-cell office:value-type="string" calcext:value-type="string">
            <text:p>Par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1/09/1935</text:p>
          </table:table-cell>
          <table:table-cell office:value-type="float" office:value="1000" calcext:value-type="float">
            <text:p>1000</text:p>
          </table:table-cell>
          <table:table-cell table:formula="of:=&quot;INSERT INTO Etudiant VALUES (&quot;&amp;[.A5]&amp;&quot;, '&quot;&amp;[.B5]&amp;&quot;', '&quot;&amp;[.C5]&amp;&quot;', &quot;&amp;[.D5]&amp;&quot;, '&quot;&amp;[.E5]&amp;&quot;', &quot;&amp;[.F5]&amp;&quot;);&quot;" office:value-type="string" office:string-value="INSERT INTO Etudiant VALUES (456, 'Arvo', 'Part', 20, '11/09/1935', 1000);" calcext:value-type="string">
            <text:p>INSERT INTO Etudiant VALUES (456, 'Arvo', 'Part', 20, '11/09/1935', 1000);</text:p>
          </table:table-cell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Ras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9/12/1969</text:p>
          </table:table-cell>
          <table:table-cell office:value-type="float" office:value="200" calcext:value-type="float">
            <text:p>200</text:p>
          </table:table-cell>
          <table:table-cell table:formula="of:=&quot;INSERT INTO Etudiant VALUES (&quot;&amp;[.A6]&amp;&quot;, '&quot;&amp;[.B6]&amp;&quot;', '&quot;&amp;[.C6]&amp;&quot;', &quot;&amp;[.D6]&amp;&quot;, '&quot;&amp;[.E6]&amp;&quot;', &quot;&amp;[.F6]&amp;&quot;);&quot;" office:value-type="string" office:string-value="INSERT INTO Etudiant VALUES (567, 'Lisa', 'Rasu', 15, '09/12/1969', 200);" calcext:value-type="string">
            <text:p>INSERT INTO Etudiant VALUES (567, 'Lisa', 'Rasu', 15, '09/12/1969', 200);</text:p>
          </table:table-cell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string" calcext:value-type="string">
            <text:p>Lison</text:p>
          </table:table-cell>
          <table:table-cell office:value-type="string" calcext:value-type="string">
            <text:p>Iv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1/2000</text:p>
          </table:table-cell>
          <table:table-cell office:value-type="float" office:value="150" calcext:value-type="float">
            <text:p>150</text:p>
          </table:table-cell>
          <table:table-cell table:formula="of:=&quot;INSERT INTO Etudiant VALUES (&quot;&amp;[.A7]&amp;&quot;, '&quot;&amp;[.B7]&amp;&quot;', '&quot;&amp;[.C7]&amp;&quot;', &quot;&amp;[.D7]&amp;&quot;, '&quot;&amp;[.E7]&amp;&quot;', &quot;&amp;[.F7]&amp;&quot;);&quot;" office:value-type="string" office:string-value="INSERT INTO Etudiant VALUES (678, 'Lison', 'Iva', 11, '01/01/2000', 150);" calcext:value-type="string">
            <text:p>INSERT INTO Etudiant VALUES (678, 'Lison', 'Iva', 11, '01/01/2000', 150);</text:p>
          </table:table-cell>
        </table:table-row>
        <table:table-row table:style-name="ro2">
          <table:table-cell office:value-type="float" office:value="789" calcext:value-type="float">
            <text:p>789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D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2/04/2000</text:p>
          </table:table-cell>
          <table:table-cell office:value-type="float" office:value="1000" calcext:value-type="float">
            <text:p>1000</text:p>
          </table:table-cell>
          <table:table-cell table:formula="of:=&quot;INSERT INTO Etudiant VALUES (&quot;&amp;[.A8]&amp;&quot;, '&quot;&amp;[.B8]&amp;&quot;', '&quot;&amp;[.C8]&amp;&quot;', &quot;&amp;[.D8]&amp;&quot;, '&quot;&amp;[.E8]&amp;&quot;', &quot;&amp;[.F8]&amp;&quot;);&quot;" office:value-type="string" office:string-value="INSERT INTO Etudiant VALUES (789, 'Gertrude', 'Dure', 12, '02/04/2000', 1000);" calcext:value-type="string">
            <text:p>INSERT INTO Etudiant VALUES (789, 'Gertrude', 'Dure', 12, '02/04/2000', 1000);</text:p>
          </table:table-cell>
        </table:table-row>
        <table:table-row table:style-name="ro2">
          <table:table-cell office:value-type="float" office:value="890" calcext:value-type="float">
            <text:p>890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Et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5/07/2000</text:p>
          </table:table-cell>
          <table:table-cell office:value-type="float" office:value="1000" calcext:value-type="float">
            <text:p>1000</text:p>
          </table:table-cell>
          <table:table-cell table:formula="of:=&quot;INSERT INTO Etudiant VALUES (&quot;&amp;[.A9]&amp;&quot;, '&quot;&amp;[.B9]&amp;&quot;', '&quot;&amp;[.C9]&amp;&quot;', &quot;&amp;[.D9]&amp;&quot;, '&quot;&amp;[.E9]&amp;&quot;', &quot;&amp;[.F9]&amp;&quot;);&quot;" office:value-type="string" office:string-value="INSERT INTO Etudiant VALUES (890, 'Olive', 'Etome', 10, '05/07/2000', 1000);" calcext:value-type="string">
            <text:p>INSERT INTO Etudiant VALUES (890, 'Olive', 'Etome', 10, '05/07/2000', 1000);</text:p>
          </table:table-cell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string" calcext:value-type="string">
            <text:p>Lison</text:p>
          </table:table-cell>
          <table:table-cell office:value-type="string" calcext:value-type="string">
            <text:p>Iv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1/2000</text:p>
          </table:table-cell>
          <table:table-cell office:value-type="float" office:value="150" calcext:value-type="float">
            <text:p>150</text:p>
          </table:table-cell>
          <table:table-cell table:formula="of:=&quot;INSERT INTO Etudiant VALUES (&quot;&amp;[.A10]&amp;&quot;, '&quot;&amp;[.B10]&amp;&quot;', '&quot;&amp;[.C10]&amp;&quot;', &quot;&amp;[.D10]&amp;&quot;, '&quot;&amp;[.E10]&amp;&quot;', &quot;&amp;[.F10]&amp;&quot;);&quot;" office:value-type="string" office:string-value="INSERT INTO Etudiant VALUES (901, 'Lison', 'Iva', 11, '01/01/2000', 150);" calcext:value-type="string">
            <text:p>INSERT INTO Etudiant VALUES (901, 'Lison', 'Iva', 11, '01/01/2000', 150);</text:p>
          </table:table-cell>
        </table:table-row>
        <table:table-row table:style-name="ro2" table:number-rows-repeated="2">
          <table:table-cell table:style-name="Default" table:number-columns-repeated="6"/>
          <table:table-cell/>
        </table:table-row>
        <table:table-row table:style-name="ro2">
          <table:table-cell table:style-name="Default" office:value-type="string" calcext:value-type="string">
            <text:p><text:s/></text:p>
          </table:table-cell>
          <table:table-cell table:style-name="Default" table:number-columns-repeated="5"/>
          <table:table-cell/>
        </table:table-row>
      </table:table>
      <table:table table:name="IUT" table:style-name="ta1">
        <table:table-column table:style-name="co8" table:number-columns-repeated="2" table:default-cell-style-name="ce4"/>
        <table:table-column table:style-name="co9" table:default-cell-style-name="ce4"/>
        <table:table-column table:style-name="co7" table:default-cell-style-name="Default"/>
        <table:table-row table:style-name="ro1">
          <table:table-cell table:style-name="ce3" office:value-type="string" calcext:value-type="string">
            <text:p>NomIUT</text:p>
          </table:table-cell>
          <table:table-cell table:style-name="ce3" office:value-type="string" calcext:value-type="string">
            <text:p>Region</text:p>
          </table:table-cell>
          <table:table-cell table:style-name="ce3" office:value-type="string" calcext:value-type="string">
            <text:p>FraisInscription</text:p>
          </table:table-cell>
          <table:table-cell/>
        </table:table-row>
        <table:table-row table:style-name="ro2">
          <table:table-cell office:value-type="string" calcext:value-type="string">
            <text:p>IUT Dijon</text:p>
          </table:table-cell>
          <table:table-cell office:value-type="string" calcext:value-type="string">
            <text:p>Bourgogne</text:p>
          </table:table-cell>
          <table:table-cell office:value-type="float" office:value="500" calcext:value-type="float">
            <text:p>500</text:p>
          </table:table-cell>
          <table:table-cell table:formula="of:=&quot;INSERT INTO Iut VALUES ('&quot;&amp;[.A2]&amp;&quot;', '&quot;&amp;[.B2]&amp;&quot;', &quot;&amp;[.C2]&amp;&quot;);&quot;" office:value-type="string" office:string-value="INSERT INTO Iut VALUES ('IUT Dijon', 'Bourgogne', 500);" calcext:value-type="string">
            <text:p>INSERT INTO Iut VALUES ('IUT Dijon', 'Bourgogne', 500);</text:p>
          </table:table-cell>
        </table:table-row>
        <table:table-row table:style-name="ro2">
          <table:table-cell office:value-type="string" calcext:value-type="string">
            <text:p>IUT Le Creusot</text:p>
          </table:table-cell>
          <table:table-cell office:value-type="string" calcext:value-type="string">
            <text:p>Bourgogne</text:p>
          </table:table-cell>
          <table:table-cell office:value-type="float" office:value="250" calcext:value-type="float">
            <text:p>250</text:p>
          </table:table-cell>
          <table:table-cell table:formula="of:=&quot;INSERT INTO Iut VALUES ('&quot;&amp;[.A3]&amp;&quot;', '&quot;&amp;[.B3]&amp;&quot;', &quot;&amp;[.C3]&amp;&quot;);&quot;" office:value-type="string" office:string-value="INSERT INTO Iut VALUES ('IUT Le Creusot', 'Bourgogne', 250);" calcext:value-type="string">
            <text:p>INSERT INTO Iut VALUES ('IUT Le Creusot', 'Bourgogne', 250);</text:p>
          </table:table-cell>
        </table:table-row>
        <table:table-row table:style-name="ro2">
          <table:table-cell office:value-type="string" calcext:value-type="string">
            <text:p>IUT Marseille</text:p>
          </table:table-cell>
          <table:table-cell office:value-type="string" calcext:value-type="string">
            <text:p>PACA</text:p>
          </table:table-cell>
          <table:table-cell office:value-type="float" office:value="1000" calcext:value-type="float">
            <text:p>1000</text:p>
          </table:table-cell>
          <table:table-cell table:formula="of:=&quot;INSERT INTO Iut VALUES ('&quot;&amp;[.A4]&amp;&quot;', '&quot;&amp;[.B4]&amp;&quot;', &quot;&amp;[.C4]&amp;&quot;);&quot;" office:value-type="string" office:string-value="INSERT INTO Iut VALUES ('IUT Marseille', 'PACA', 1000);" calcext:value-type="string">
            <text:p>INSERT INTO Iut VALUES ('IUT Marseille', 'PACA', 1000);</text:p>
          </table:table-cell>
        </table:table-row>
        <table:table-row table:style-name="ro2">
          <table:table-cell office:value-type="string" calcext:value-type="string">
            <text:p>IUT Pau</text:p>
          </table:table-cell>
          <table:table-cell office:value-type="string" calcext:value-type="string">
            <text:p>Aquitaine</text:p>
          </table:table-cell>
          <table:table-cell office:value-type="float" office:value="2000" calcext:value-type="float">
            <text:p>2000</text:p>
          </table:table-cell>
          <table:table-cell table:formula="of:=&quot;INSERT INTO Iut VALUES ('&quot;&amp;[.A5]&amp;&quot;', '&quot;&amp;[.B5]&amp;&quot;', &quot;&amp;[.C5]&amp;&quot;);&quot;" office:value-type="string" office:string-value="INSERT INTO Iut VALUES ('IUT Pau', 'Aquitaine', 2000);" calcext:value-type="string">
            <text:p>INSERT INTO Iut VALUES ('IUT Pau', 'Aquitaine', 2000);</text:p>
          </table:table-cell>
        </table:table-row>
        <table:table-row table:style-name="ro2">
          <table:table-cell office:value-type="string" calcext:value-type="string">
            <text:p>IUT Paris</text:p>
          </table:table-cell>
          <table:table-cell office:value-type="string" calcext:value-type="string">
            <text:p>IdF</text:p>
          </table:table-cell>
          <table:table-cell office:value-type="float" office:value="5000" calcext:value-type="float">
            <text:p>5000</text:p>
          </table:table-cell>
          <table:table-cell table:formula="of:=&quot;INSERT INTO Iut VALUES ('&quot;&amp;[.A6]&amp;&quot;', '&quot;&amp;[.B6]&amp;&quot;', &quot;&amp;[.C6]&amp;&quot;);&quot;" office:value-type="string" office:string-value="INSERT INTO Iut VALUES ('IUT Paris', 'IdF', 5000);" calcext:value-type="string">
            <text:p>INSERT INTO Iut VALUES ('IUT Paris', 'IdF', 5000);</text:p>
          </table:table-cell>
        </table:table-row>
        <table:table-row table:style-name="ro2">
          <table:table-cell office:value-type="string" calcext:value-type="string">
            <text:p>IUT Toulouse</text:p>
          </table:table-cell>
          <table:table-cell office:value-type="string" calcext:value-type="string">
            <text:p>Languedoc</text:p>
          </table:table-cell>
          <table:table-cell office:value-type="float" office:value="1000" calcext:value-type="float">
            <text:p>1000</text:p>
          </table:table-cell>
          <table:table-cell table:formula="of:=&quot;INSERT INTO Iut VALUES ('&quot;&amp;[.A7]&amp;&quot;', '&quot;&amp;[.B7]&amp;&quot;', &quot;&amp;[.C7]&amp;&quot;);&quot;" office:value-type="string" office:string-value="INSERT INTO Iut VALUES ('IUT Toulouse', 'Languedoc', 1000);" calcext:value-type="string">
            <text:p>INSERT INTO Iut VALUES ('IUT Toulouse', 'Languedoc', 1000);</text:p>
          </table:table-cell>
        </table:table-row>
      </table:table>
      <table:table table:name="Postuler" table:style-name="ta1">
        <table:table-column table:style-name="co8" table:default-cell-style-name="ce4"/>
        <table:table-column table:style-name="co10" table:default-cell-style-name="ce4"/>
        <table:table-column table:style-name="co8" table:default-cell-style-name="ce4"/>
        <table:table-column table:style-name="co11" table:default-cell-style-name="ce4"/>
        <table:table-column table:style-name="co7" table:default-cell-style-name="Default"/>
        <table:table-row table:style-name="ro1">
          <table:table-cell table:style-name="ce3" office:value-type="string" calcext:value-type="string">
            <text:p>NumEtu</text:p>
          </table:table-cell>
          <table:table-cell table:style-name="ce3" office:value-type="string" calcext:value-type="string">
            <text:p>NomIUT</text:p>
          </table:table-cell>
          <table:table-cell table:style-name="ce3" office:value-type="string" calcext:value-type="string">
            <text:p>Dept</text:p>
          </table:table-cell>
          <table:table-cell table:style-name="ce3" office:value-type="string" calcext:value-type="string">
            <text:p>Decision</text:p>
          </table:table-cell>
          <table:table-cell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IUT Dijon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OK</text:p>
          </table:table-cell>
          <table:table-cell table:formula="of:=&quot;INSERT INTO Postuler VALUES (&quot;&amp;[.A2]&amp;&quot;, '&quot;&amp;[.B2]&amp;&quot;', '&quot;&amp;[.C2]&amp;&quot;', '&quot;&amp;[.D2]&amp;&quot;');&quot;" office:value-type="string" office:string-value="INSERT INTO Postuler VALUES (123, 'IUT Dijon', 'IQ', 'OK');" calcext:value-type="string">
            <text:p>INSERT INTO Postuler VALUES (123, 'IUT Dijon', 'IQ', 'OK');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IUT Dijon</text:p>
          </table:table-cell>
          <table:table-cell office:value-type="string" calcext:value-type="string">
            <text:p>GMP</text:p>
          </table:table-cell>
          <table:table-cell office:value-type="string" calcext:value-type="string">
            <text:p>OK</text:p>
          </table:table-cell>
          <table:table-cell table:formula="of:=&quot;INSERT INTO Postuler VALUES (&quot;&amp;[.A3]&amp;&quot;, '&quot;&amp;[.B3]&amp;&quot;', '&quot;&amp;[.C3]&amp;&quot;', '&quot;&amp;[.D3]&amp;&quot;');&quot;" office:value-type="string" office:string-value="INSERT INTO Postuler VALUES (123, 'IUT Dijon', 'GMP', 'OK');" calcext:value-type="string">
            <text:p>INSERT INTO Postuler VALUES (123, 'IUT Dijon', 'GMP', 'OK');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IUT Marseille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OK</text:p>
          </table:table-cell>
          <table:table-cell table:formula="of:=&quot;INSERT INTO Postuler VALUES (&quot;&amp;[.A4]&amp;&quot;, '&quot;&amp;[.B4]&amp;&quot;', '&quot;&amp;[.C4]&amp;&quot;', '&quot;&amp;[.D4]&amp;&quot;');&quot;" office:value-type="string" office:string-value="INSERT INTO Postuler VALUES (234, 'IUT Marseille', 'IQ', 'OK');" calcext:value-type="string">
            <text:p>INSERT INTO Postuler VALUES (234, 'IUT Marseille', 'IQ', 'OK');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IUT Le Creusot</text:p>
          </table:table-cell>
          <table:table-cell office:value-type="string" calcext:value-type="string">
            <text:p>GMP</text:p>
          </table:table-cell>
          <table:table-cell office:value-type="string" calcext:value-type="string">
            <text:p>KO</text:p>
          </table:table-cell>
          <table:table-cell table:formula="of:=&quot;INSERT INTO Postuler VALUES (&quot;&amp;[.A5]&amp;&quot;, '&quot;&amp;[.B5]&amp;&quot;', '&quot;&amp;[.C5]&amp;&quot;', '&quot;&amp;[.D5]&amp;&quot;');&quot;" office:value-type="string" office:string-value="INSERT INTO Postuler VALUES (234, 'IUT Le Creusot', 'GMP', 'KO');" calcext:value-type="string">
            <text:p>INSERT INTO Postuler VALUES (234, 'IUT Le Creusot', 'GMP', 'KO');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IUT Dijo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KO</text:p>
          </table:table-cell>
          <table:table-cell table:formula="of:=&quot;INSERT INTO Postuler VALUES (&quot;&amp;[.A6]&amp;&quot;, '&quot;&amp;[.B6]&amp;&quot;', '&quot;&amp;[.C6]&amp;&quot;', '&quot;&amp;[.D6]&amp;&quot;');&quot;" office:value-type="string" office:string-value="INSERT INTO Postuler VALUES (345, 'IUT Dijon', 'GB', 'KO');" calcext:value-type="string">
            <text:p>INSERT INTO Postuler VALUES (345, 'IUT Dijon', 'GB', 'KO');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IUT Marseille</text:p>
          </table:table-cell>
          <table:table-cell office:value-type="string" calcext:value-type="string">
            <text:p>MMI</text:p>
          </table:table-cell>
          <table:table-cell office:value-type="string" calcext:value-type="string">
            <text:p>OK</text:p>
          </table:table-cell>
          <table:table-cell table:formula="of:=&quot;INSERT INTO Postuler VALUES (&quot;&amp;[.A7]&amp;&quot;, '&quot;&amp;[.B7]&amp;&quot;', '&quot;&amp;[.C7]&amp;&quot;', '&quot;&amp;[.D7]&amp;&quot;');&quot;" office:value-type="string" office:string-value="INSERT INTO Postuler VALUES (345, 'IUT Marseille', 'MMI', 'OK');" calcext:value-type="string">
            <text:p>INSERT INTO Postuler VALUES (345, 'IUT Marseille', 'MMI', 'OK');</text:p>
          </table:table-cell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IUT Pau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OK</text:p>
          </table:table-cell>
          <table:table-cell table:formula="of:=&quot;INSERT INTO Postuler VALUES (&quot;&amp;[.A8]&amp;&quot;, '&quot;&amp;[.B8]&amp;&quot;', '&quot;&amp;[.C8]&amp;&quot;', '&quot;&amp;[.D8]&amp;&quot;');&quot;" office:value-type="string" office:string-value="INSERT INTO Postuler VALUES (456, 'IUT Pau', 'IQ', 'OK');" calcext:value-type="string">
            <text:p>INSERT INTO Postuler VALUES (456, 'IUT Pau', 'IQ', 'OK');</text:p>
          </table:table-cell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IUT Toulouse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OK</text:p>
          </table:table-cell>
          <table:table-cell table:formula="of:=&quot;INSERT INTO Postuler VALUES (&quot;&amp;[.A9]&amp;&quot;, '&quot;&amp;[.B9]&amp;&quot;', '&quot;&amp;[.C9]&amp;&quot;', '&quot;&amp;[.D9]&amp;&quot;');&quot;" office:value-type="string" office:string-value="INSERT INTO Postuler VALUES (456, 'IUT Toulouse', 'IQ', 'OK');" calcext:value-type="string">
            <text:p>INSERT INTO Postuler VALUES (456, 'IUT Toulouse', 'IQ', 'OK');</text:p>
          </table:table-cell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string" calcext:value-type="string">
            <text:p>IUT Dijon</text:p>
          </table:table-cell>
          <table:table-cell office:value-type="string" calcext:value-type="string">
            <text:p>MMI</text:p>
          </table:table-cell>
          <table:table-cell office:value-type="string" calcext:value-type="string">
            <text:p>OK</text:p>
          </table:table-cell>
          <table:table-cell table:formula="of:=&quot;INSERT INTO Postuler VALUES (&quot;&amp;[.A10]&amp;&quot;, '&quot;&amp;[.B10]&amp;&quot;', '&quot;&amp;[.C10]&amp;&quot;', '&quot;&amp;[.D10]&amp;&quot;');&quot;" office:value-type="string" office:string-value="INSERT INTO Postuler VALUES (567, 'IUT Dijon', 'MMI', 'OK');" calcext:value-type="string">
            <text:p>INSERT INTO Postuler VALUES (567, 'IUT Dijon', 'MMI', 'OK');</text:p>
          </table:table-cell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string" calcext:value-type="string">
            <text:p>IUT Le Creusot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KO</text:p>
          </table:table-cell>
          <table:table-cell table:formula="of:=&quot;INSERT INTO Postuler VALUES (&quot;&amp;[.A11]&amp;&quot;, '&quot;&amp;[.B11]&amp;&quot;', '&quot;&amp;[.C11]&amp;&quot;', '&quot;&amp;[.D11]&amp;&quot;');&quot;" office:value-type="string" office:string-value="INSERT INTO Postuler VALUES (567, 'IUT Le Creusot', 'IQ', 'KO');" calcext:value-type="string">
            <text:p>INSERT INTO Postuler VALUES (567, 'IUT Le Creusot', 'IQ', 'KO');</text:p>
          </table:table-cell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string" calcext:value-type="string">
            <text:p>IUT Dijon</text:p>
          </table:table-cell>
          <table:table-cell office:value-type="string" calcext:value-type="string">
            <text:p>MMI</text:p>
          </table:table-cell>
          <table:table-cell office:value-type="string" calcext:value-type="string">
            <text:p>KO</text:p>
          </table:table-cell>
          <table:table-cell table:formula="of:=&quot;INSERT INTO Postuler VALUES (&quot;&amp;[.A12]&amp;&quot;, '&quot;&amp;[.B12]&amp;&quot;', '&quot;&amp;[.C12]&amp;&quot;', '&quot;&amp;[.D12]&amp;&quot;');&quot;" office:value-type="string" office:string-value="INSERT INTO Postuler VALUES (678, 'IUT Dijon', 'MMI', 'KO');" calcext:value-type="string">
            <text:p>INSERT INTO Postuler VALUES (678, 'IUT Dijon', 'MMI', 'KO');</text:p>
          </table:table-cell>
        </table:table-row>
        <table:table-row table:style-name="ro2">
          <table:table-cell office:value-type="float" office:value="789" calcext:value-type="float">
            <text:p>789</text:p>
          </table:table-cell>
          <table:table-cell office:value-type="string" calcext:value-type="string">
            <text:p>IUT Dijon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OK</text:p>
          </table:table-cell>
          <table:table-cell table:formula="of:=&quot;INSERT INTO Postuler VALUES (&quot;&amp;[.A13]&amp;&quot;, '&quot;&amp;[.B13]&amp;&quot;', '&quot;&amp;[.C13]&amp;&quot;', '&quot;&amp;[.D13]&amp;&quot;');&quot;" office:value-type="string" office:string-value="INSERT INTO Postuler VALUES (789, 'IUT Dijon', 'IQ', 'OK');" calcext:value-type="string">
            <text:p>INSERT INTO Postuler VALUES (789, 'IUT Dijon', 'IQ', 'OK');</text:p>
          </table:table-cell>
        </table:table-row>
        <table:table-row table:style-name="ro2">
          <table:table-cell office:value-type="float" office:value="890" calcext:value-type="float">
            <text:p>890</text:p>
          </table:table-cell>
          <table:table-cell office:value-type="string" calcext:value-type="string">
            <text:p>IUT Le Creusot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OK</text:p>
          </table:table-cell>
          <table:table-cell table:formula="of:=&quot;INSERT INTO Postuler VALUES (&quot;&amp;[.A14]&amp;&quot;, '&quot;&amp;[.B14]&amp;&quot;', '&quot;&amp;[.C14]&amp;&quot;', '&quot;&amp;[.D14]&amp;&quot;');&quot;" office:value-type="string" office:string-value="INSERT INTO Postuler VALUES (890, 'IUT Le Creusot', 'IQ', 'OK');" calcext:value-type="string">
            <text:p>INSERT INTO Postuler VALUES (890, 'IUT Le Creusot', 'IQ', 'OK');</text:p>
          </table:table-cell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string" calcext:value-type="string">
            <text:p>IUT Dijo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KO</text:p>
          </table:table-cell>
          <table:table-cell table:formula="of:=&quot;INSERT INTO Postuler VALUES (&quot;&amp;[.A15]&amp;&quot;, '&quot;&amp;[.B15]&amp;&quot;', '&quot;&amp;[.C15]&amp;&quot;', '&quot;&amp;[.D15]&amp;&quot;');&quot;" office:value-type="string" office:string-value="INSERT INTO Postuler VALUES (901, 'IUT Dijon', 'GB', 'KO');" calcext:value-type="string">
            <text:p>INSERT INTO Postuler VALUES (901, 'IUT Dijon', 'GB', 'KO');</text:p>
          </table:table-cell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string" calcext:value-type="string">
            <text:p>IUT Marseille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KO</text:p>
          </table:table-cell>
          <table:table-cell table:formula="of:=&quot;INSERT INTO Postuler VALUES (&quot;&amp;[.A16]&amp;&quot;, '&quot;&amp;[.B16]&amp;&quot;', '&quot;&amp;[.C16]&amp;&quot;', '&quot;&amp;[.D16]&amp;&quot;');&quot;" office:value-type="string" office:string-value="INSERT INTO Postuler VALUES (901, 'IUT Marseille', 'IQ', 'KO');" calcext:value-type="string">
            <text:p>INSERT INTO Postuler VALUES (901, 'IUT Marseille', 'IQ', 'KO');</text:p>
          </table:table-cell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string" calcext:value-type="string">
            <text:p>IUT Dijon</text:p>
          </table:table-cell>
          <table:table-cell office:value-type="string" calcext:value-type="string">
            <text:p>MMI</text:p>
          </table:table-cell>
          <table:table-cell office:value-type="string" calcext:value-type="string">
            <text:p>OK</text:p>
          </table:table-cell>
          <table:table-cell table:formula="of:=&quot;INSERT INTO Postuler VALUES (&quot;&amp;[.A17]&amp;&quot;, '&quot;&amp;[.B17]&amp;&quot;', '&quot;&amp;[.C17]&amp;&quot;', '&quot;&amp;[.D17]&amp;&quot;');&quot;" office:value-type="string" office:string-value="INSERT INTO Postuler VALUES (901, 'IUT Dijon', 'MMI', 'OK');" calcext:value-type="string">
            <text:p>INSERT INTO Postuler VALUES (901, 'IUT Dijon', 'MMI', 'OK');</text:p>
          </table:table-cell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string" calcext:value-type="string">
            <text:p>IUT Dijon</text:p>
          </table:table-cell>
          <table:table-cell office:value-type="string" calcext:value-type="string">
            <text:p>GMP</text:p>
          </table:table-cell>
          <table:table-cell office:value-type="string" calcext:value-type="string">
            <text:p>OK</text:p>
          </table:table-cell>
          <table:table-cell table:formula="of:=&quot;INSERT INTO Postuler VALUES (&quot;&amp;[.A18]&amp;&quot;, '&quot;&amp;[.B18]&amp;&quot;', '&quot;&amp;[.C18]&amp;&quot;', '&quot;&amp;[.D18]&amp;&quot;');&quot;" office:value-type="string" office:string-value="INSERT INTO Postuler VALUES (901, 'IUT Dijon', 'GMP', 'OK');" calcext:value-type="string">
            <text:p>INSERT INTO Postuler VALUES (901, 'IUT Dijon', 'GMP', 'OK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4">00/00/0000</text:date>, <text:time style:data-style-name="N2" text:time-value="11:38:39.36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7T14:12:34.41</meta:creation-date>
    <dc:date>2018-03-14T11:47:49.117000000</dc:date>
    <meta:editing-duration>PT1H14M19S</meta:editing-duration>
    <meta:editing-cycles>22</meta:editing-cycles>
    <meta:generator>LibreOffice/5.3.4.2$Windows_X86_64 LibreOffice_project/f82d347ccc0be322489bf7da61d7e4ad13fe2ff3</meta:generator>
    <meta:document-statistic meta:table-count="3" meta:cell-count="186" meta:object-count="0"/>
  </office:meta>
</office:document-meta>
</file>